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officeooo:rsid="0017a229" officeooo:paragraph-rsid="0017a229" style:font-name-asian="Ubuntu1" style:font-name-complex="Ubuntu1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1b2da6" officeooo:paragraph-rsid="001b2da6" style:font-name-asian="Ubuntu1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1" style:font-style-asian="italic" style:font-name-complex="Ubuntu1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1" style:font-style-asian="italic" style:font-name-complex="Ubuntu1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italic" officeooo:rsid="00130767" officeooo:paragraph-rsid="00130767" style:font-name-asian="Ubuntu1" style:font-style-asian="italic" style:font-name-complex="Ubuntu1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1" style:font-style-asian="normal" style:font-weight-asian="bold" style:font-name-complex="Ubuntu1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fo:font-weight="bold" officeooo:rsid="001b2da6" officeooo:paragraph-rsid="001b2da6" style:font-name-asian="Ubuntu1" style:font-style-asian="normal" style:font-weight-asian="bold" style:font-name-complex="Ubuntu1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officeooo:rsid="001b2da6" officeooo:paragraph-rsid="001b2da6" style:font-name-asian="Ubuntu1" style:font-style-asian="normal" style:font-name-complex="Ubuntu1" style:font-style-complex="normal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Ubuntu" fo:font-style="normal" officeooo:rsid="001ba312" officeooo:paragraph-rsid="001ba312" style:font-name-asian="Ubuntu1" style:font-style-asian="normal" style:font-name-complex="Ubuntu1" style:font-style-complex="normal"/>
    </style:style>
    <style:style style:name="P12" style:family="paragraph" style:parent-style-name="Standard">
      <style:paragraph-properties fo:margin-top="0in" fo:margin-bottom="0in" loext:contextual-spacing="false"/>
      <style:text-properties officeooo:paragraph-rsid="001d689f"/>
    </style:style>
    <style:style style:name="P1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4" style:family="paragraph" style:parent-style-name="Standard" style:list-style-name="L1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1" style:font-style-asian="normal" style:font-name-complex="Ubuntu1" style:font-style-complex="normal"/>
    </style:style>
    <style:style style:name="P15" style:family="paragraph" style:parent-style-name="Standard" style:list-style-name="L1">
      <style:paragraph-properties fo:margin-top="0in" fo:margin-bottom="0in" loext:contextual-spacing="false"/>
      <style:text-properties style:font-name="Ubuntu" fo:font-style="normal" officeooo:rsid="001b2da6" officeooo:paragraph-rsid="001b2da6" style:font-name-asian="Ubuntu1" style:font-style-asian="normal" style:font-name-complex="Ubuntu1" style:font-style-complex="normal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30767" officeooo:paragraph-rsid="00130767" style:font-name-asian="Ubuntu1" style:font-name-complex="Ubuntu1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b2da6" officeooo:paragraph-rsid="001b2da6" style:font-name-asian="Ubuntu1" style:font-name-complex="Ubuntu1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30767" officeooo:paragraph-rsid="00130767" style:font-name-asian="Ubuntu1" style:font-name-complex="Ubuntu1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b2da6" officeooo:paragraph-rsid="001b2da6" style:font-name-asian="Ubuntu1" style:font-name-complex="Ubuntu1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officeooo:paragraph-rsid="00130767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weight="bold" officeooo:rsid="00130767" style:font-name-asian="Ubuntu1" style:font-size-asian="14pt" style:font-weight-asian="bold" style:font-name-complex="Ubuntu1" style:font-size-complex="14pt"/>
    </style:style>
    <style:style style:name="T3" style:family="text">
      <style:text-properties fo:color="#cd003a" style:font-name="Ubuntu" fo:font-size="14pt" fo:font-weight="bold" officeooo:rsid="001b2da6" style:font-name-asian="Ubuntu1" style:font-size-asian="14pt" style:font-weight-asian="bold" style:font-name-complex="Ubuntu1" style:font-size-complex="14pt"/>
    </style:style>
    <style:style style:name="T4" style:family="text">
      <style:text-properties fo:color="#cd003a" style:font-name="Ubuntu" fo:font-size="14pt" fo:font-style="italic" fo:font-weight="bold" officeooo:rsid="001b2da6" style:font-name-asian="Ubuntu1" style:font-size-asian="14pt" style:font-style-asian="italic" style:font-weight-asian="bold" style:font-name-complex="Ubuntu1" style:font-size-complex="14pt"/>
    </style:style>
    <style:style style:name="T5" style:family="text">
      <style:text-properties fo:color="#cd003a" style:font-name="Ubuntu" fo:font-weight="bold" style:font-name-asian="Ubuntu1" style:font-weight-asian="bold" style:font-name-complex="Ubuntu1"/>
    </style:style>
    <style:style style:name="T6" style:family="text">
      <style:text-properties fo:color="#cd003a" style:font-name="Ubuntu" fo:font-weight="bold" officeooo:rsid="00130767" style:font-name-asian="Ubuntu1" style:font-weight-asian="bold" style:font-name-complex="Ubuntu1"/>
    </style:style>
    <style:style style:name="T7" style:family="text">
      <style:text-properties fo:color="#cd003a" style:font-name="Ubuntu" fo:font-weight="bold" officeooo:rsid="001f47bc" fo:background-color="#ffff00" loext:char-shading-value="0" style:font-name-asian="Ubuntu1" style:font-weight-asian="bold" style:font-name-complex="Ubuntu1"/>
    </style:style>
    <style:style style:name="T8" style:family="text">
      <style:text-properties style:font-name="Ubuntu" fo:font-style="italic" fo:background-color="transparent" loext:char-shading-value="0" style:font-name-asian="Ubuntu1" style:font-style-asian="italic" style:font-name-complex="Ubuntu1"/>
    </style:style>
    <style:style style:name="T9" style:family="text">
      <style:text-properties style:font-name="Ubuntu" fo:background-color="transparent" loext:char-shading-value="0" style:font-name-asian="Ubuntu1" style:font-name-complex="Ubuntu1"/>
    </style:style>
    <style:style style:name="T10" style:family="text">
      <style:text-properties style:font-name="Ubuntu" style:text-underline-style="none" officeooo:rsid="00130767" style:font-name-asian="Ubuntu1" style:font-name-complex="Ubuntu1"/>
    </style:style>
    <style:style style:name="T11" style:family="text">
      <style:text-properties style:font-name="Ubuntu" style:text-underline-style="none" officeooo:rsid="0017a229" style:font-name-asian="Ubuntu1" style:font-name-complex="Ubuntu1"/>
    </style:style>
    <style:style style:name="T12" style:family="text">
      <style:text-properties officeooo:rsid="0017a229"/>
    </style:style>
    <style:style style:name="T13" style:family="text">
      <style:text-properties officeooo:rsid="001b2da6"/>
    </style:style>
    <style:style style:name="T14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1" style:font-style-asian="italic" style:font-name-complex="Ubuntu1"/>
    </style:style>
    <style:style style:name="T1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1" style:font-style-asian="italic" style:font-name-complex="Ubuntu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Exo</text:span><text:span text:style-name="T1">#</text:span><text:span text:style-name="T3">3</text:span><text:span text:style-name="T1"> </text:span><text:span text:style-name="T4">CarteDeVisite</text:span></text:p>
      <text:p text:style-name="P1"/>
      <text:p text:style-name="P4">Objectifs</text:p>
      <text:list xml:id="list8738061446035637570" text:style-name="WWNum1">
        <text:list-item>
          <text:p text:style-name="P16">R<text:span text:style-name="T13">éaliser sa carte de visite</text:span></text:p>
        </text:list-item>
        <text:list-item>
          <text:p text:style-name="P17">Effectuer un premier pas vers l’insertion pro</text:p>
        </text:list-item>
      </text:list>
      <text:p text:style-name="P1"/>
      <text:p text:style-name="P4">Contexte</text:p>
      <text:p text:style-name="P3">Vous serez bientôt des pros du web alors commencez à réfléchir aux outils qui vous y aideront.</text:p>
      <text:p text:style-name="P1"/>
      <text:p text:style-name="P4">Intention</text:p>
      <text:p text:style-name="P2">Utilis<text:span text:style-name="T13">er HTML/CSS pour se projeter dans son futur métier.</text:span></text:p>
      <text:p text:style-name="P1"/>
      <text:p text:style-name="P4">Compétence.s concernée.s</text:p>
      <text:list xml:id="list8658515037606532151" text:style-name="WWNum4">
        <text:list-item>
          <text:p text:style-name="P18">C1 : Maquetter une application</text:p>
        </text:list-item>
        <text:list-item>
          <text:p text:style-name="P18">C4 : Développer une interface utilisateur</text:p>
        </text:list-item>
      </text:list>
      <text:p text:style-name="P1"/>
      <text:p text:style-name="P4">Critères de réussite</text:p>
      <text:list xml:id="list6691415928550651613" text:style-name="WWNum3">
        <text:list-item>
          <text:p text:style-name="P19">Le code est indenté et lisible.</text:p>
        </text:list-item>
        <text:list-item>
          <text:p text:style-name="P19">Il n’y a pas d’erreurs dans le code. </text:p>
        </text:list-item>
        <text:list-item>
          <text:p text:style-name="P20">La carte de visite ne pique pas les yeux.</text:p>
        </text:list-item>
      </text:list>
      <text:p text:style-name="P1"/>
      <text:p text:style-name="P4">Livrable.s</text:p>
      <text:list xml:id="list7261010528747334962" text:style-name="WWNum2">
        <text:list-item>
          <text:p text:style-name="P21"><text:span text:style-name="T10">Le projet zippé, comprenant </text:span><text:span text:style-name="T11">l’ensemble des fichiers nécessaires pour visualiser la page sur n’importe quel poste.</text:span></text:p>
        </text:list-item>
      </text:list>
      <text:p text:style-name="P5"/>
      <text:p text:style-name="P12"><text:span text:style-name="T9">A envoyer par mail :</text:span><text:span text:style-name="T8"> </text:span><text:span text:style-name="T14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5">simplon_stgau_formateurs@framalistes.org</text:span></text:a></text:p>
      <text:p text:style-name="P1"/>
      <text:p text:style-name="P3">Travail individuel.</text:p>
      <text:p text:style-name="P1"/>
      <text:p text:style-name="P4">Réalisation attendues</text:p>
      <text:p text:style-name="P10">Commencez par réfléchir à l’apparence de votre carte de visite. </text:p>
      <text:p text:style-name="P10">Pour cela, rien de mieux que de gribouiller sur papier. </text:p>
      <text:p text:style-name="P10">Ensuite, transcrivez le contenu dans un fichier HTML.</text:p>
      <text:p text:style-name="P10">Enfin, liez ce fichier à un fichier CSS qui assurera la mise en forme de tout ça.</text:p>
      <text:p text:style-name="P10"/>
      <text:p text:style-name="P9">Conseils</text:p>
      <text:p text:style-name="P10">Commencez par faire simple avant de faire compliqué.</text:p>
      <text:p text:style-name="P10">Réfléchissez avant de coder.</text:p>
      <text:p text:style-name="P11">Lisible &gt; original.</text:p>
      <text:p text:style-name="P7"/>
      <text:p text:style-name="P8">Bonus</text:p>
      <text:list xml:id="list1383575281902612552" text:style-name="L1">
        <text:list-item>
          <text:p text:style-name="P14">La <text:span text:style-name="T13">carte de visite</text:span> doit être visible sur internet.</text:p>
        </text:list-item>
        <text:list-item>
          <text:p text:style-name="P15">Est-elle imprimable ?</text:p>
        </text:list-item>
        <text:list-item>
          <text:p text:style-name="P15">Qu’est-ce-qui la différencie de celle de mes camarades ?</text:p>
        </text:list-item>
      </text:list>
      <text:p text:style-name="P1"/>
      <text:p text:style-name="P4">Contraintes</text:p>
      <text:p text:style-name="P6">L<text:span text:style-name="T13">e format d’une carte de visite est particulier mais elle doit rester lisible malgré t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1:11:11.084092754</dc:date>
    <meta:editing-duration>PT31M52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19" meta:character-count="1325" meta:non-whitespace-character-count="1147"/>
  </office:meta>
</office:document-meta>
</file>